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2000011B00001BBB0000164683A58C71.svm"/>
  <manifest:file-entry manifest:media-type="" manifest:full-path="Pictures/200001D30000910A0000667E77B91885.svm"/>
  <manifest:file-entry manifest:media-type="" manifest:full-path="Pictures/200000400000371F0000371F413553B6.svm"/>
  <manifest:file-entry manifest:media-type="" manifest:full-path="Pictures/200000630000668A00009105C68FA299.svm"/>
  <manifest:file-entry manifest:media-type="" manifest:full-path="Pictures/2000003A00003186000040AE34A980B2.svm"/>
  <manifest:file-entry manifest:media-type="" manifest:full-path="Pictures/2000002500002A7200001539320A0E44.svm"/>
  <manifest:file-entry manifest:media-type="" manifest:full-path="Pictures/2000020E0000650700005F73A74C7B0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3cm" fo:min-width="0.43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9cm" fo:min-width="6.0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61cm" svg:height="3.5cm" svg:x="10.89cm" svg:y="7cm">
          <draw:image xlink:href="Pictures/200000400000371F0000371F413553B6.svm" xlink:type="simple" xlink:show="embed" xlink:actuate="onLoad">
            <text:p/>
          </draw:image>
        </draw:frame>
        <draw:frame draw:style-name="gr1" draw:text-style-name="P1" draw:layer="layout" svg:width="2.969cm" svg:height="2.1cm" svg:x="14.5cm" svg:y="15.9cm">
          <draw:image xlink:href="Pictures/200001D30000910A0000667E77B91885.svm" xlink:type="simple" xlink:show="embed" xlink:actuate="onLoad">
            <text:p/>
          </draw:image>
        </draw:frame>
        <draw:frame draw:style-name="gr2" draw:layer="layout" svg:width="2.932cm" svg:height="2.173cm" svg:x="10.568cm" svg:y="9.5cm">
          <draw:text-box>
            <text:p>UCS DC</text:p>
            <text:p>Master</text:p>
          </draw:text-box>
        </draw:frame>
        <draw:frame draw:style-name="gr3" draw:layer="layout" svg:width="3.07cm" svg:height="1.825cm" svg:x="14.93cm" svg:y="18cm">
          <draw:text-box>
            <text:p>150 Thin</text:p>
            <text:p><text:s/>Clients</text:p>
          </draw:text-box>
        </draw:frame>
        <draw:frame draw:style-name="gr1" draw:text-style-name="P1" draw:layer="layout" svg:width="4.61cm" svg:height="3.5cm" svg:x="2cm" svg:y="15cm">
          <draw:image xlink:href="Pictures/200000400000371F0000371F413553B6.svm" xlink:type="simple" xlink:show="embed" xlink:actuate="onLoad">
            <text:p/>
          </draw:image>
        </draw:frame>
        <draw:frame draw:style-name="gr4" draw:text-style-name="P2" draw:layer="layout" svg:width="4.359cm" svg:height="1.038cm" svg:x="2.5cm" svg:y="18.5cm">
          <draw:text-box>
            <text:p><text:span text:style-name="T1">Citrix XenApp</text:span></text:p>
          </draw:text-box>
        </draw:frame>
        <draw:line draw:style-name="gr5" draw:text-style-name="P3" draw:layer="layout" svg:x1="14.5cm" svg:y1="17cm" svg:x2="6cm" svg:y2="17cm">
          <text:p/>
        </draw:line>
        <draw:frame draw:style-name="gr4" draw:text-style-name="P4" draw:layer="layout" svg:width="3.321cm" svg:height="1.309cm" svg:x="7.153cm" svg:y="15.801cm">
          <draw:text-box>
            <text:p><text:span text:style-name="T2">Citrix-Terminal-</text:span></text:p>
            <text:p><text:span text:style-name="T2">Sitzungen</text:span></text:p>
          </draw:text-box>
        </draw:frame>
        <draw:line draw:style-name="gr5" draw:text-style-name="P3" draw:layer="layout" svg:x1="5cm" svg:y1="16cm" svg:x2="5cm" svg:y2="10cm">
          <text:p/>
        </draw:line>
        <draw:frame draw:style-name="gr1" draw:text-style-name="P1" draw:layer="layout" svg:width="4.61cm" svg:height="3.5cm" svg:x="2.5cm" svg:y="7cm">
          <draw:image xlink:href="Pictures/200000400000371F0000371F413553B6.svm" xlink:type="simple" xlink:show="embed" xlink:actuate="onLoad">
            <text:p/>
          </draw:image>
        </draw:frame>
        <draw:frame draw:style-name="gr4" draw:text-style-name="P4" draw:layer="layout" svg:width="3.669cm" svg:height="0.78cm" draw:transform="rotate (1.5707963267946) translate (5.275cm 15cm)">
          <draw:text-box>
            <text:p><text:span text:style-name="T2">Authentifizierung</text:span></text:p>
          </draw:text-box>
        </draw:frame>
        <draw:frame draw:style-name="gr4" draw:layer="layout" svg:width="3.038cm" svg:height="1.038cm" svg:x="1cm" svg:y="8cm">
          <draw:text-box>
            <text:p>Samba 4</text:p>
          </draw:text-box>
        </draw:frame>
        <draw:frame draw:style-name="gr4" draw:text-style-name="P4" draw:layer="layout" svg:width="3.283cm" svg:height="1.309cm" svg:x="12cm" svg:y="5.301cm">
          <draw:text-box>
            <text:p><text:span text:style-name="T2">Replikation mit</text:span></text:p>
            <text:p><text:span text:style-name="T2">AD Connector</text:span></text:p>
          </draw:text-box>
        </draw:frame>
        <draw:frame draw:style-name="gr1" draw:text-style-name="P1" draw:layer="layout" svg:width="2.618cm" svg:height="3.708cm" svg:x="9.382cm" svg:y="0.792cm">
          <draw:image xlink:href="Pictures/200000630000668A00009105C68FA299.svm" xlink:type="simple" xlink:show="embed" xlink:actuate="onLoad">
            <text:p/>
          </draw:image>
        </draw:frame>
        <draw:frame draw:style-name="gr4" draw:layer="layout" svg:width="2.746cm" svg:height="1.825cm" svg:x="11.5cm" svg:y="2cm">
          <draw:text-box>
            <text:p>Mutter-</text:p>
            <text:p>konzern</text:p>
          </draw:text-box>
        </draw:frame>
        <draw:line draw:style-name="gr5" draw:text-style-name="P1" draw:layer="layout" svg:x1="12.5cm" svg:y1="7.5cm" svg:x2="11.5cm" svg:y2="4.5cm">
          <text:p/>
        </draw:line>
        <draw:frame draw:style-name="gr1" draw:text-style-name="P1" draw:layer="layout" svg:width="3.88cm" svg:height="3.659cm" svg:x="23.5cm" svg:y="2cm">
          <draw:image xlink:href="Pictures/2000020E0000650700005F73A74C7B0C.svm" xlink:type="simple" xlink:show="embed" xlink:actuate="onLoad">
            <text:p/>
          </draw:image>
        </draw:frame>
        <draw:line draw:style-name="gr6" draw:text-style-name="P1" draw:layer="layout" svg:x1="15cm" svg:y1="8.5cm" svg:x2="23.5cm" svg:y2="5cm">
          <text:p/>
        </draw:line>
        <draw:frame draw:style-name="gr4" draw:text-style-name="P4" draw:layer="layout" svg:width="3.271cm" svg:height="1.838cm" svg:x="18cm" svg:y="4.827cm">
          <draw:text-box>
            <text:p><text:span text:style-name="T2">Anbindung der</text:span></text:p>
            <text:p><text:span text:style-name="T2">einzelnen</text:span></text:p>
            <text:p><text:span text:style-name="T2">Standorte</text:span></text:p>
          </draw:text-box>
        </draw:frame>
        <draw:frame draw:style-name="gr1" draw:text-style-name="P1" draw:layer="layout" svg:width="6.518cm" svg:height="3.259cm" svg:x="21.482cm" svg:y="10.241cm">
          <draw:image xlink:href="Pictures/2000002500002A7200001539320A0E44.svm" xlink:type="simple" xlink:show="embed" xlink:actuate="onLoad">
            <text:p/>
          </draw:image>
        </draw:frame>
        <draw:line draw:style-name="gr5" draw:text-style-name="P1" draw:layer="layout" svg:x1="17cm" svg:y1="16cm" svg:x2="22.5cm" svg:y2="13cm">
          <text:p/>
        </draw:line>
        <draw:line draw:style-name="gr5" draw:text-style-name="P1" draw:layer="layout" svg:x1="24.5cm" svg:y1="5.5cm" svg:x2="24cm" svg:y2="10cm">
          <text:p/>
        </draw:line>
        <draw:frame draw:style-name="gr4" draw:layer="layout" svg:width="3.635cm" svg:height="1.038cm" svg:x="23cm" svg:y="11.5cm">
          <draw:text-box>
            <text:p>SugarCRM</text:p>
          </draw:text-box>
        </draw:frame>
        <draw:frame draw:style-name="gr1" draw:text-style-name="P1" draw:layer="layout" svg:width="2.569cm" svg:height="2.392cm" svg:x="19.431cm" svg:y="12.5cm">
          <draw:image xlink:href="Pictures/2000011B00001BBB0000164683A58C71.svm" xlink:type="simple" xlink:show="embed" xlink:actuate="onLoad">
            <text:p/>
          </draw:image>
        </draw:frame>
        <draw:frame draw:style-name="gr1" draw:text-style-name="P1" draw:layer="layout" svg:width="2.569cm" svg:height="2.392cm" svg:x="22.931cm" svg:y="6.108cm">
          <draw:image xlink:href="Pictures/2000011B00001BBB0000164683A58C71.svm" xlink:type="simple" xlink:show="embed" xlink:actuate="onLoad">
            <text:p/>
          </draw:image>
        </draw:frame>
        <draw:frame draw:style-name="gr1" draw:text-style-name="P1" draw:layer="layout" svg:width="1.899cm" svg:height="2.479cm" svg:x="11.101cm" svg:y="12.521cm">
          <draw:image xlink:href="Pictures/2000003A00003186000040AE34A980B2.svm" xlink:type="simple" xlink:show="embed" xlink:actuate="onLoad">
            <text:p/>
          </draw:image>
        </draw:frame>
        <draw:frame draw:style-name="gr4" draw:layer="layout" svg:width="2.61cm" svg:height="1.825cm" svg:x="13cm" svg:y="13cm">
          <draw:text-box>
            <text:p>AIX-</text:p>
            <text:p>System</text:p>
          </draw:text-box>
        </draw:frame>
        <draw:line draw:style-name="gr5" draw:text-style-name="P1" draw:layer="layout" svg:x1="13cm" svg:y1="12.5cm" svg:x2="13.5cm" svg:y2="10cm">
          <text:p/>
        </draw:line>
        <draw:frame draw:style-name="gr4" draw:text-style-name="P4" draw:layer="layout" svg:width="2.936cm" svg:height="0.78cm" svg:x="13.064cm" svg:y="11.22cm">
          <draw:text-box>
            <text:p><text:span text:style-name="T2">LDAP-Zugriff</text:span></text:p>
          </draw:text-box>
        </draw:frame>
        <draw:line draw:style-name="gr6" draw:text-style-name="P1" draw:layer="layout" svg:x1="6.5cm" svg:y1="9cm" svg:x2="12.5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13T10:13:45</meta:creation-date>
    <dc:date>2012-06-19T15:27:54</dc:date>
    <meta:editing-duration>PT03H07M17S</meta:editing-duration>
    <meta:editing-cycles>12</meta:editing-cycles>
    <meta:generator>OpenOffice.org/3.2$Unix OpenOffice.org_project/320m19$Build-9505</meta:generator>
    <meta:document-statistic meta:object-count="30"/>
  </office:meta>
</office:document-meta>
</file>